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5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.67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gr1" style:family="graphic" style:parent-style-name="Default">
      <style:graphic-properties draw:textarea-horizontal-align="justify" draw:textarea-vertical-align="middle" draw:auto-grow-height="false" fo:min-height="0.434cm" fo:min-width="4.891cm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34cm" fo:min-width="5.567cm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434cm" fo:min-width="1.664cm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34cm" fo:min-width="4.837cm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34cm" fo:min-width="1.398cm" loext:decorative="false"/>
      <style:paragraph-properties fo:text-align="center"/>
    </style:style>
    <style:style style:name="gr6" style:family="graphic" style:parent-style-name="Default">
      <style:graphic-properties draw:textarea-horizontal-align="justify" draw:textarea-vertical-align="middle" draw:auto-grow-height="false" fo:min-height="0.434cm" fo:min-width="2.298cm" loext:decorative="false"/>
      <style:paragraph-properties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434cm" fo:min-width="4.088cm" loext:decorative="false"/>
      <style:paragraph-properties fo:text-align="center"/>
    </style:style>
    <style:style style:name="gr8" style:family="graphic" style:parent-style-name="Default">
      <style:graphic-properties draw:fill-color="#ffff00" draw:textarea-horizontal-align="justify" draw:textarea-vertical-align="middle" draw:auto-grow-height="false" fo:min-height="0.434cm" fo:min-width="4.652cm" loext:decorative="false"/>
      <style:paragraph-properties fo:text-align="center"/>
    </style:style>
    <style:style style:name="gr9" style:family="graphic" style:parent-style-name="Default">
      <style:graphic-properties draw:fill-color="#ffff00" draw:textarea-horizontal-align="justify" draw:textarea-vertical-align="middle" draw:auto-grow-height="false" fo:min-height="0.434cm" fo:min-width="7.682cm" loext:decorative="false"/>
      <style:paragraph-properties fo:text-align="center"/>
    </style:style>
    <style:style style:name="gr10" style:family="graphic" style:parent-style-name="Default">
      <style:graphic-properties draw:fill-color="#ffff00" draw:textarea-horizontal-align="justify" draw:textarea-vertical-align="middle" draw:auto-grow-height="false" fo:min-height="0.434cm" fo:min-width="5.12cm" loext:decorative="false"/>
      <style:paragraph-properties fo:text-align="center"/>
    </style:style>
    <style:style style:name="gr11" style:family="graphic" style:parent-style-name="Default">
      <style:graphic-properties draw:fill-color="#ffff00" draw:textarea-horizontal-align="justify" draw:textarea-vertical-align="middle" draw:auto-grow-height="false" fo:min-height="0.434cm" fo:min-width="2.65cm" loext:decorative="false"/>
      <style:paragraph-properties fo:text-align="center"/>
    </style:style>
    <style:style style:name="gr12" style:family="graphic" style:parent-style-name="Default">
      <style:graphic-properties draw:fill-color="#ffff00" draw:textarea-horizontal-align="justify" draw:textarea-vertical-align="middle" draw:auto-grow-height="false" fo:min-height="0.434cm" fo:min-width="0.631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custom-shape draw:z-index="0" draw:name="Фигура 1" draw:style-name="gr1" draw:text-style-name="P1" svg:width="4.891cm" svg:height="0.434cm" svg:x="12.062cm" svg:y="0.52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129" table:default-cell-style-name="Default"/>
        <table:table-column table:style-name="co5" table:number-columns-repeated="16252" table:default-cell-style-name="Default"/>
        <table:table-row table:style-name="ro1">
          <table:table-cell office:value-type="string" calcext:value-type="string">
            <text:p>ID процесса</text:p>
          </table:table-cell>
          <table:table-cell office:value-type="string" calcext:value-type="string">
            <text:p>Время выполнения процесса (мс)</text:p>
          </table:table-cell>
          <table:table-cell table:style-name="Default" office:value-type="string" calcext:value-type="string">
            <text:p>ID поставщиков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>
            <draw:custom-shape draw:z-index="1" draw:name="Фигура 2" draw:style-name="gr2" draw:text-style-name="P1" svg:width="5.567cm" svg:height="0.434cm" svg:x="0.044cm" svg:y="0.04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; 2</text:p>
          </table:table-cell>
          <table:table-cell table:number-columns-repeated="9"/>
          <table:table-cell>
            <draw:custom-shape draw:z-index="2" draw:name="Фигура 3" draw:style-name="gr3" draw:text-style-name="P1" svg:width="1.664cm" svg:height="0.434cm" svg:x="0.555cm" svg:y="0.04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>
            <draw:custom-shape draw:z-index="3" draw:name="Фигура 4" draw:style-name="gr4" draw:text-style-name="P1" svg:width="4.837cm" svg:height="0.434cm" svg:x="0.056cm" svg:y="0.04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>
            <draw:custom-shape draw:z-index="4" draw:name="Фигура 5" draw:style-name="gr5" draw:text-style-name="P1" svg:width="1.398cm" svg:height="0.434cm" svg:x="0.036cm" svg:y="0.0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>
            <draw:custom-shape draw:z-index="5" draw:name="Фигура 6" draw:style-name="gr6" draw:text-style-name="P1" svg:width="2.298cm" svg:height="0.434cm" svg:x="0.273cm" svg:y="0.02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; 6</text:p>
          </table:table-cell>
          <table:table-cell table:number-columns-repeated="21"/>
          <table:table-cell>
            <draw:custom-shape draw:z-index="6" draw:name="Фигура 7" draw:style-name="gr7" draw:text-style-name="P1" svg:width="4.088cm" svg:height="0.434cm" svg:x="0.361cm" svg:y="0.02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>
            <draw:custom-shape draw:z-index="7" draw:name="Фигура 8" draw:style-name="gr8" draw:text-style-name="P2" svg:width="4.652cm" svg:height="0.434cm" svg:x="0.059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>
            <draw:custom-shape draw:z-index="8" draw:name="Фигура 9" draw:style-name="gr9" draw:text-style-name="P2" svg:width="7.682cm" svg:height="0.434cm" svg:x="0.045cm" svg:y="0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; 9</text:p>
          </table:table-cell>
          <table:table-cell table:number-columns-repeated="13"/>
          <table:table-cell>
            <draw:custom-shape draw:z-index="9" draw:name="Фигура 10" draw:style-name="gr10" draw:text-style-name="P2" svg:width="5.12cm" svg:height="0.434cm" svg:x="0.33cm" svg:y="0.02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2"/>
          <table:table-cell>
            <draw:custom-shape draw:z-index="10" draw:name="Фигура 11" draw:style-name="gr11" draw:text-style-name="P2" svg:width="2.65cm" svg:height="0.434cm" svg:x="0.344cm" svg:y="0.04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22"/>
          <table:table-cell>
            <draw:custom-shape draw:z-index="11" draw:name="Фигура 12" draw:style-name="gr8" draw:text-style-name="P2" svg:width="4.652cm" svg:height="0.434cm" svg:x="0.344cm" svg:y="0.06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7"/>
          <table:table-cell>
            <draw:custom-shape draw:z-index="12" draw:name="Фигура 13" draw:style-name="gr12" draw:text-style-name="P2" svg:width="0.631cm" svg:height="0.434cm" svg:x="0.154cm" svg:y="0.02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5-04-07T12:34:48.015217300</dc:date>
    <meta:generator>LibreOffice/25.2.2.2$Windows_X86_64 LibreOffice_project/7370d4be9e3cf6031a51beef54ff3bda878e3fac</meta:generator>
    <meta:editing-duration>PT7M41S</meta:editing-duration>
    <meta:editing-cycles>1</meta:editing-cycles>
    <meta:document-statistic meta:table-count="1" meta:cell-count="42" meta:object-count="13"/>
    <meta:user-defined meta:name="AppVersion">16.0300</meta:user-defined>
  </office:meta>
</office:document-meta>
</file>